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<text:span text:style-name="T1">Efficient Shared Tenant Task Scheduling in Rust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jectiv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tasks as efficiently as possible on a multi-core machine</text:p>
              </text:list-item>
              <text:list-item>
                <text:p>Limit the penalty of long running tasks on overall efficiency of the system</text:p>
              </text:list-item>
              <text:list-item>
                <text:p>Maintain safety among executing code</text:p>
              </text:list-item>
              <text:list-item>
                <text:p>Must provide a flexible, easy to use Task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hallenges in Schedul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pensive context switches for threads and processes</text:p>
              </text:list-item>
              <text:list-item>
                <text:p>High throughput policies conflict with low-latency policies</text:p>
              </text:list-item>
              <text:list-item>
                <text:p>Untrusted code introduces difficult resource planning challenges</text:p>
              </text:list-item>
              <text:list-item>
                <text:p>OS resource virtualization can prevent core-aware scheduling</text:p>
              </text:list-item>
              <text:list-item>
                <text:p>Must guarantee safety and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ssible Solu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ght-weight thread abstractions</text:p>
                <text:list>
                  <text:list-item>
                    <text:p>Co-routines/Generator Functions</text:p>
                  </text:list-item>
                  <text:list-item>
                    <text:p>Proto-threads/Fibers</text:p>
                  </text:list-item>
                </text:list>
              </text:list-item>
              <text:list-item>
                <text:p>Work Stealing Queues</text:p>
              </text:list-item>
              <text:list-item>
                <text:p>Multi-Level Feedback Queues</text:p>
                <text:list>
                  <text:list-item>
                    <text:p>Partition system execution resources for different types of tasks. </text:p>
                  </text:list-item>
                </text:list>
              </text:list-item>
              <text:list-item>
                <text:p>Thread pinning</text:p>
              </text:list-item>
              <text:list-item>
                <text:p>Leverage compiler enforced safety of Ru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LFQs</text:p>
          </draw:text-box>
        </draw:frame>
        <draw:frame presentation:style-name="pr9" draw:layer="layout" svg:width="24cm" svg:height="11.938cm" svg:x="2cm" svg:y="4.826cm" presentation:class="outline" presentation:user-transformed="true">
          <draw:text-box>
            <text:list text:style-name="L3">
              <text:list-item>
                <text:p>N work queues with N hardware threads consumers</text:p>
              </text:list-item>
              <text:list-item>
                <text:p>Take P partitions of N queues, and dedicate each queue to tier of tasks.</text:p>
              </text:list-item>
              <text:list-item>
                <text:p>If work item does not yield in time, it is preempted and scheduled on a “lower-tier” work queue.</text:p>
              </text:list-item>
            </text:list>
          </draw:text-box>
        </draw:frame>
        <draw:frame presentation:style-name="pr9" draw:text-style-name="P3" draw:layer="layout" svg:width="24cm" svg:height="1.153cm" svg:x="2cm" svg:y="17.018cm" presentation:class="outline" presentation:user-transformed="true">
          <draw:text-box>
            <text:list text:style-name="L3">
              <text:list-header>
                <text:p text:style-name="P3"><text:span text:style-name="T2">L. KLEINROCK AND R. R. MUNTZ. Processor Sharing Queueing Models of Mixed Scheduling Disciplines for Time </text:span><text:span text:style-name="T2">Shared Systems. University of California, Los Angeles, California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ynamic MLFQs</text:p>
          </draw:text-box>
        </draw:frame>
        <draw:frame presentation:style-name="pr9" draw:layer="layout" svg:width="24cm" svg:height="11.938cm" svg:x="2cm" svg:y="4.826cm" presentation:class="outline" presentation:user-transformed="true">
          <draw:text-box>
            <text:list text:style-name="L3">
              <text:list-item>
                <text:p>Instead of taking P static partitions, allow each partition to grow/shrink with load.</text:p>
              </text:list-item>
              <text:list-item>
                <text:p>Tasks can move back up tiers when they demonstrate ability to meet a higher tier’s quantum wind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ork-stealing Queu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bably a good way to implement dynamic MLFQs; bored executors can steal tasks from higher tiers.</text:p>
              </text:list-item>
              <text:list-item>
                <text:p>Requires TLC in work queue data structures and stealing algorithms to be thread-safe.</text:p>
              </text:list-item>
              <text:list-item>
                <text:p>Some work has been done on how to make the optimal choice of what work to steal, but that is probably out of scope for this project (<text:a xlink:href="http://supertech.csail.mit.edu/papers/ft_gateway.pdf" xlink:type="simple">link</text:a>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andThreads</text:p>
          </draw:text-box>
        </draw:frame>
        <draw:frame presentation:style-name="pr5" draw:layer="layout" svg:width="24cm" svg:height="12.18cm" svg:x="1.908cm" svg:y="5.08cm" presentation:class="outline" presentation:user-transformed="true">
          <draw:text-box>
            <text:list text:style-name="L3">
              <text:list-item>
                <text:p>Goal: yield often, cheap to preempt, “Rust Safe”</text:p>
              </text:list-item>
              <text:list-item>
                <text:p>Protothreads</text:p>
                <text:list>
                  <text:list-item>
                    <text:p>Stackless function that uses a switch statement + external variable</text:p>
                  </text:list-item>
                </text:list>
              </text:list-item>
              <text:list-item>
                <text:p>Coroutines</text:p>
                <text:list>
                  <text:list-item>
                    <text:p>Have the ability to yield control back to executor periodically</text:p>
                  </text:list-item>
                </text:list>
              </text:list-item>
              <text:list-item>
                <text:p>Unix instructions for managing a context</text:p>
                <text:list>
                  <text:list-item>
                    <text:p>setcontext, swapcontext, makeconte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ject State 2017/02/28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orking scheduler framework written in Rust</text:p>
                <text:list>
                  <text:list-item>
                    <text:p>Non-preemptive round robin scheduling</text:p>
                  </text:list-item>
                  <text:list-item>
                    <text:p>Iterable Task API</text:p>
                  </text:list-item>
                </text:list>
              </text:list-item>
              <text:list-item>
                <text:p><text:a xlink:href="https://github.com/aaronlangford31/scheduler" xlink:type="simple">https://github.com/aaronlangford31/schedul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posed Timeline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Thread pinning</text:p>
              </text:list-item>
              <text:list-item>
                <text:p>Synthetic task loads for benchmarking</text:p>
              </text:list-item>
              <text:list-item>
                <text:p>Benchmark naive (current) scheduler</text:p>
              </text:list-item>
              <text:list-item>
                <text:p>Work stealing</text:p>
              </text:list-item>
              <text:list-item>
                <text:p>Dynamic MLFQ</text:p>
              </text:list-item>
              <text:list-item>
                <text:p>SandThreads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item>
                <text:p>Mar 5</text:p>
              </text:list-item>
              <text:list-item>
                <text:p>Mar 10 <text:s text:c="23"/></text:p>
              </text:list-item>
              <text:list-item>
                <text:p>Mar 10 <text:s text:c="23"/></text:p>
              </text:list-item>
              <text:list-item>
                <text:p>Mar 16</text:p>
              </text:list-item>
              <text:list-item>
                <text:p>Apr 7</text:p>
              </text:list-item>
              <text:list-item>
                <text:p>Apr 3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0:47:31.511604123</meta:creation-date>
    <meta:editing-duration>PT26M28S</meta:editing-duration>
    <meta:editing-cycles>5</meta:editing-cycles>
    <meta:generator>LibreOffice/5.4.5.1$Linux_X86_64 LibreOffice_project/40m0$Build-1</meta:generator>
    <dc:date>2018-02-28T12:59:54.741100637</dc:date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